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status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確定状況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gen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売上ジャンル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確定状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売上ジャン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customers）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voice_status_id</text:p>
          </table:table-cell>
          <table:table-cell table:style-name="ce3" office:value-type="string" calcext:value-type="string">
            <text:p>int text</text:p>
          </table:table-cell>
          <table:table-cell table:style-name="ce3" office:value-type="string" calcext:value-type="string">
            <text:p>請求状況</text:p>
          </table:table-cell>
          <table:table-cell office:value-type="string" calcext:value-type="string">
            <text:p>Enumで管理</text:p>
          </table:table-cell>
          <table:table-cell/>
        </table:table-row>
        <table:table-row table:style-name="ro1">
          <table:table-cell table:style-name="ce5" office:value-type="string" calcext:value-type="string">
            <text:p>income_dat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請求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_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外注支払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sa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金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利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売上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覚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irect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ィレクタ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ale 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営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esig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ザイ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cod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コー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システ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ale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営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esign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デザイ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coding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コー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ystem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システ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_mon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売上月</text:p>
          </table:table-cell>
          <table:table-cell/>
          <table:table-cell office:value-type="string" calcext:value-type="string">
            <text:p>fx_column_sales_month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detai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内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値引き率</text:p>
          </table:table-cell>
          <table:table-cell office:value-type="string" calcext:value-type="string">
            <text:p>削除する</text:p>
          </table:table-cell>
          <table:table-cell/>
        </table:table-row>
        <table:table-row table:style-name="ro1">
          <table:table-cell office:value-type="string" calcext:value-type="string">
            <text:p>vendor_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仕入先</text:p>
          </table:table-cell>
          <table:table-cell office:value-type="string" calcext:value-type="string">
            <text:p>customerテーブルのフラグついている方から選ぶ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distribu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名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分配率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Customer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会社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_kan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カイシャメ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電話番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都道府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市区町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地域丁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郵便番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メールアドレ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_in_charg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担当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prospec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Long or String &lt;&gt;LocalDateTime ?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sal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売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仕入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利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_go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目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00/00/00</text:date>, <text:time style:data-style-name="N2" text:time-value="09:48:32.10764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MacOSX_X86_64 LibreOffice_project/86daf60bf00efa86ad547e59e09d6bb77c699acb</meta:generator>
    <dc:date>2019-07-30T09:56:35.530058327</dc:date>
    <meta:editing-duration>P3DT42M20S</meta:editing-duration>
    <meta:editing-cycles>30</meta:editing-cycles>
    <meta:document-statistic meta:table-count="2" meta:cell-count="197" meta:object-count="0"/>
  </office:meta>
</office:document-meta>
</file>